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2" svg:font-family="'Times New Roman'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6.963cm" style:rel-width="100%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1" officeooo:paragraph-rsid="003a05d7"/>
    </style:style>
    <style:style style:name="P2" style:family="paragraph" style:parent-style-name="Standard">
      <style:text-properties style:font-name="Liberation Sans1" officeooo:paragraph-rsid="00604bf7"/>
    </style:style>
    <style:style style:name="P3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1" fo:font-size="11pt" fo:font-weight="bold" officeooo:paragraph-rsid="003a05d7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1"/>
    </style:style>
    <style:style style:name="P5" style:family="paragraph" style:parent-style-name="Text_20_body">
      <style:text-properties style:font-name="Liberation Sans1"/>
    </style:style>
    <style:style style:name="P6" style:family="paragraph" style:parent-style-name="Text_20_body">
      <style:paragraph-properties fo:text-align="start" style:justify-single-word="false"/>
      <style:text-properties style:font-name="Liberation Sans1" fo:font-size="11pt" fo:font-weight="bold" officeooo:paragraph-rsid="004acea2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Liberation Sans1" officeooo:paragraph-rsid="0053a532"/>
    </style:style>
    <style:style style:name="P8" style:family="paragraph" style:parent-style-name="Text_20_body">
      <style:text-properties style:font-name="Liberation Sans1" officeooo:paragraph-rsid="004c98e9"/>
    </style:style>
    <style:style style:name="P9" style:family="paragraph" style:parent-style-name="Text_20_body">
      <style:text-properties style:font-name="Liberation Sans1" officeooo:paragraph-rsid="005f32cc"/>
    </style:style>
    <style:style style:name="P10" style:family="paragraph" style:parent-style-name="Text_20_body">
      <style:text-properties style:font-name="Liberation Sans1" officeooo:paragraph-rsid="00604bf7"/>
    </style:style>
    <style:style style:name="P11" style:family="paragraph" style:parent-style-name="Standard2">
      <style:text-properties style:font-name="Liberation Sans1"/>
    </style:style>
    <style:style style:name="P12" style:family="paragraph" style:parent-style-name="Standard2">
      <style:text-properties style:font-name="Liberation Sans1" fo:font-weight="bold" style:font-weight-asian="bold" style:font-weight-complex="bold"/>
    </style:style>
    <style:style style:name="P13" style:family="paragraph" style:parent-style-name="Standard2">
      <style:paragraph-properties fo:text-align="end" style:justify-single-word="false"/>
      <style:text-properties style:font-name="Liberation Sans1" fo:font-weight="bold" style:font-weight-asian="bold" style:font-weight-complex="bold"/>
    </style:style>
    <style:style style:name="P14" style:family="paragraph" style:parent-style-name="Standard2">
      <style:text-properties style:font-name="Liberation Sans1" fo:font-weight="bold" officeooo:paragraph-rsid="003a05d7" style:font-weight-asian="bold" style:font-weight-complex="bold"/>
    </style:style>
    <style:style style:name="P15" style:family="paragraph" style:parent-style-name="Standard2">
      <style:paragraph-properties fo:text-align="end" style:justify-single-word="false"/>
      <style:text-properties style:font-name="Liberation Sans1" fo:font-weight="bold" officeooo:rsid="003a05d7" officeooo:paragraph-rsid="003a05d7" style:font-weight-asian="bold" style:font-weight-complex="bold"/>
    </style:style>
    <style:style style:name="P16" style:family="paragraph" style:parent-style-name="Standard2">
      <style:text-properties style:font-name="Liberation Sans1" fo:font-weight="bold" officeooo:rsid="003a05d7" officeooo:paragraph-rsid="003a05d7" style:font-weight-asian="bold" style:font-weight-complex="bold"/>
    </style:style>
    <style:style style:name="P17" style:family="paragraph" style:parent-style-name="Standard2">
      <style:text-properties style:font-name="Liberation Sans1" fo:font-size="2pt" fo:font-weight="bold" style:font-size-asian="2pt" style:font-weight-asian="bold" style:font-size-complex="2pt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1" fo:font-size="2pt" fo:font-weight="bold" style:font-size-asian="2pt" style:font-weight-asian="bold" style:font-size-complex="2pt" style:font-weight-complex="bold"/>
    </style:style>
    <style:style style:name="P19" style:family="paragraph" style:parent-style-name="Standard2">
      <style:text-properties style:font-name="Liberation Sans1" officeooo:paragraph-rsid="0044520b"/>
    </style:style>
    <style:style style:name="P20" style:family="paragraph" style:parent-style-name="Standard2">
      <style:paragraph-properties fo:text-align="center" style:justify-single-word="false"/>
      <style:text-properties fo:color="#ff3333" style:font-name="Liberation Sans1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1" style:family="paragraph" style:parent-style-name="Standard2">
      <style:text-properties officeooo:paragraph-rsid="004acea2"/>
    </style:style>
    <style:style style:name="P22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Frame_20_contents">
      <style:paragraph-properties fo:text-align="start" style:justify-single-word="false"/>
      <style:text-properties style:font-name="Liberation Sans1" fo:font-size="11pt" officeooo:paragraph-rsid="004acea2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officeooo:rsid="002ecfcf"/>
    </style:style>
    <style:style style:name="T7" style:family="text">
      <style:text-properties style:font-name="Liberation Sans1" fo:font-weight="normal" style:font-weight-asian="normal" style:font-weight-complex="normal"/>
    </style:style>
    <style:style style:name="T8" style:family="text">
      <style:text-properties style:font-name="Liberation Sans1" fo:font-weight="normal" officeooo:rsid="004166ea" style:font-weight-asian="normal" style:font-weight-complex="normal"/>
    </style:style>
    <style:style style:name="T9" style:family="text">
      <style:text-properties style:font-name="Liberation Sans1" fo:font-weight="normal" officeooo:rsid="0024b1b4" style:font-weight-asian="normal" style:font-weight-complex="normal"/>
    </style:style>
    <style:style style:name="T10" style:family="text">
      <style:text-properties style:font-name="Liberation Sans1" fo:font-weight="normal" style:font-weight-asian="normal" style:font-size-complex="11pt" style:font-weight-complex="normal"/>
    </style:style>
    <style:style style:name="T11" style:family="text">
      <style:text-properties style:font-name="Liberation Sans1" style:font-size-complex="11pt"/>
    </style:style>
    <style:style style:name="T12" style:family="text">
      <style:text-properties style:font-name="Liberation Sans1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1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1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1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1" fo:font-weight="bold" style:font-weight-asian="bold" style:font-weight-complex="bold"/>
    </style:style>
    <style:style style:name="T17" style:family="text">
      <style:text-properties style:font-name="Liberation Sans1" fo:font-weight="bold" officeooo:rsid="004166ea" style:font-weight-asian="bold" style:font-weight-complex="bold"/>
    </style:style>
    <style:style style:name="T18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font-name="Liberation Sans1" style:text-underline-style="solid" style:text-underline-width="auto" style:text-underline-color="font-color" fo:font-weight="bold" officeooo:rsid="0016325e" style:font-weight-asian="bold" style:font-weight-complex="bold"/>
    </style:style>
    <style:style style:name="T20" style:family="text">
      <style:text-properties style:font-name="Liberation Sans1" style:text-underline-style="solid" style:text-underline-width="auto" style:text-underline-color="font-color" fo:font-weight="bold" officeooo:rsid="000ff752" style:font-weight-asian="bold" style:font-weight-complex="bold"/>
    </style:style>
    <style:style style:name="T21" style:family="text">
      <style:text-properties officeooo:rsid="0044520b"/>
    </style:style>
    <style:style style:name="T22" style:family="text">
      <style:text-properties officeooo:rsid="0050fae3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size="10pt" fo:language="fr" fo:country="FR" style:language-asian="zxx" style:country-asian="none" style:language-complex="zxx" style:country-complex="none"/>
    </style:style>
    <style:style style:name="T28" style:family="text">
      <style:text-properties style:font-name="Times New Roman"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0092288" text:id="ct50092288">
          <text:insertion>
            <office:change-info>
              <dc:creator>Auteur inconnu</dc:creator>
              <dc:date>2017-03-22T12:19:00</dc:date>
            </office:change-info>
          </text:insertion>
        </text:changed-region>
        <text:changed-region xml:id="ct50243440" text:id="ct50243440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50125696" text:id="ct50125696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50410544" text:id="ct5041054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0556688" text:id="ct50556688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50508000" text:id="ct5050800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0598240" text:id="ct5059824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0598016" text:id="ct50598016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50020048" text:id="ct5002004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0020752" text:id="ct5002075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0021104" text:id="ct5002110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50021456" text:id="ct5002145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50021808" text:id="ct50021808">
          <text:insertion>
            <office:change-info>
              <dc:creator>Gauthier Bastien</dc:creator>
              <dc:date>2013-01-17T14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[Logo Commune]</text:p>
      <text:p text:style-name="P6">Administration Communale de [Nom Commune]<text:line-break/></text:p>
      <text:p text:style-name="P20"><office:annotation><dc:creator>Auteur inconnu</dc:creator><dc:date>2017-02-15T15:31:15</dc:date><text:p text:style-name="P24"><text:span text:style-name="T23">do text if not self.hasMeeting()</text:span></text:p></office:annotation>PROJET DE DÉLIBERATION</text:p>
      <text:p text:style-name="P19">Du registre aux délibérations du <text:change-start text:change-id="ct50092288"/><text:span text:style-name="T21">meetingConfig.</text:span>Title()<text:change-end text:change-id="ct50092288"/> a été extrait ce qui suit :</text:p>
      <text:p text:style-name="P22">Séance du <text:text-input text:description="">self.hasMeeting() and self.getMeeting().Title() or ''</text:text-input></text:p>
      <text:p text:style-name="P11"><text:line-break/><text:span text:style-name="T1">Etaient présents :</text:span></text:p>
      <text:p text:style-name="P4"><office:annotation><dc:date>2009-09-29T00:00:00</dc:date><text:p><text:span text:style-name="T28">do text if </text:span><text:span text:style-name="T26">self.hasMeeting()</text:span></text:p><text:p><text:span text:style-name="T28">from xhtml(self.getItemAssembly(striked=True) or view.printAttendees())</text:span></text:p></office:annotation>Assemblée</text:p>
      <text:p text:style-name="P21"><text:span text:style-name="T4"><text:line-break/></text:span><text:span text:style-name="T18">Objet n° </text:span><text:change-start text:change-id="ct50243440"/><text:span text:style-name="T19">self</text:span><text:span text:style-name="T18">.getItemNumber(relativeTo='meeting', </text:span><text:span text:style-name="T20">for_display=True</text:span><text:span text:style-name="T18">)</text:span><text:change-end text:change-id="ct50243440"/><text:span text:style-name="T18"> : </text:span><text:change-start text:change-id="ct50125696"/><text:span text:style-name="T18">self.</text:span><text:span text:style-name="T16">Title()</text:span><text:change-end text:change-id="ct50125696"/></text:p>
      <text:p text:style-name="P5"><office:annotation><dc:creator>Auteur inconnu</dc:creator><dc:date>2017-01-02T16:15:57</dc:date><text:p text:style-name="P24"><text:span text:style-name="T23">do text if self.getMotivation()</text:span></text:p><text:p text:style-name="P24"><text:span text:style-name="T23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24"><text:span text:style-name="T23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24"><text:span text:style-name="T26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 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24"><text:span text:style-name="T26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24"><text:span text:style-name="T26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5"><office:annotation><dc:creator>Auteur inconnu</dc:creator><dc:date>2017-01-02T16:15:23</dc:date><text:p><text:span text:style-name="T27">do text</text:span></text:p><text:p><text:span text:style-name="T27">from xhtml(view.printXhtml(self, ('&lt;p&gt;&lt;strong&gt;DECIDE:&lt;/strong&gt;&lt;/p&gt;', self.getDecision()), keepWithNext=True)</text:span><text:span text:style-name="T26">, stylesMapping={'para':'Text body'}</text:span><text:span text:style-name="T27">)</text:span></text:p></office:annotation>decision</text:p>
      <text:p text:style-name="P7"><text:line-break/><text:span text:style-name="T2">Annexes :</text:span></text:p>
      <text:p text:style-name="P9"><office:annotation><dc:creator>Auteur inconnu</dc:creator><dc:date>2017-10-11T15:41:39</dc:date><text:p text:style-name="P24"><text:span text:style-name="T23">do text with annexes = </text:span><text:span text:style-name="T26">view.printAllAnnexes()</text:span></text:p><text:p text:style-name="P24"><text:span text:style-name="T26">if annexes</text:span></text:p><text:p text:style-name="P24"><text:span text:style-name="T23">from xhtml(annexes)</text:span></text:p></office:annotation><text:span text:style-name="T22">Annexes</text:span></text:p>
      <text:p text:style-name="P9"><text:span text:style-name="T22"><office:annotation><dc:creator>Auteur inconnu</dc:creator><dc:date>2017-10-11T15:56:07</dc:date><text:p text:style-name="P24"><text:span text:style-name="T23">do text if not view.printAllAnnexes()</text:span></text:p></office:annotation></text:span><text:span text:style-name="T22">-</text:span></text:p>
      <text:p text:style-name="P2"><text:span text:style-name="T2">Annexes </text:span><text:span text:style-name="T3">(après décision) </text:span><text:span text:style-name="T2">:</text:span></text:p>
      <text:p text:style-name="P10"><office:annotation><dc:creator>Auteur inconnu</dc:creator><dc:date>2017-10-11T15:41:39</dc:date><text:p text:style-name="P24"><text:span text:style-name="T23">do text with annexes = </text:span><text:span text:style-name="T26">view.printAllAnnexes(portal_types=['annexDecision'])</text:span></text:p><text:p text:style-name="P24"><text:span text:style-name="T26">if annexes</text:span></text:p><text:p text:style-name="P24"><text:span text:style-name="T23">from xhtml(annexes)</text:span></text:p></office:annotation><text:span text:style-name="T22">Annexes</text:span></text:p>
      <text:p text:style-name="P10"><text:span text:style-name="T22"><office:annotation><dc:creator>Auteur inconnu</dc:creator><dc:date>2017-10-11T15:56:07</dc:date><text:p text:style-name="P24"><text:span text:style-name="T23">do text if not view.printAllAnnexes(</text:span><text:span text:style-name="T26">portal_types=['annexDecision']</text:span><text:span text:style-name="T23">)</text:span></text:p></office:annotation></text:span><text:span text:style-name="T22">-</text:span></text:p>
      <text:p text:style-name="P8">Fait en séance à l’Hôtel de Ville, date que dessus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7"><office:annotation><dc:creator>Auteur inconnu</dc:creator><dc:date>2017-02-15T15:46:12</dc:date><text:p text:style-name="P24"><text:span text:style-name="T23">do table if self.hasMeeting()</text:span></text:p></office:annotation></text:p>
          </table:table-cell>
          <table:table-cell table:style-name="Tableau2.A1" office:value-type="string">
            <text:p text:style-name="P18"/>
          </table:table-cell>
        </table:table-row>
        <table:table-row>
          <table:table-cell table:style-name="Tableau2.A1" office:value-type="string">
            <text:p text:style-name="P12"><office:annotation><dc:creator>Gauthier Bastien</dc:creator><dc:date>2013-01-17T14:54:09</dc:date><text:p text:style-name="P24"><text:span text:style-name="T25">do text if self.getItemSignatures()</text:span></text:p></office:annotation><text:change-start text:change-id="ct50410544"/>self.getItemSignatures().split('\n')[0]<text:change-end text:change-id="ct50410544"/></text:p>
            <text:p text:style-name="P12"><office:annotation><dc:creator>Gauthier Bastien</dc:creator><dc:date>2013-01-17T15:13:33</dc:date><text:p text:style-name="P24"><text:span text:style-name="T24">do text if not self.getItemSignatures()</text:span></text:p></office:annotation><text:change-start text:change-id="ct50556688"/>self.getItemSignatories(theObjects=True)[1].getGender()=='m' and 'Le' or 'La'<text:change-end text:change-id="ct50556688"/> <office:annotation><dc:creator>Gauthier Bastien</dc:creator><dc:date>2013-01-17T15:13:33</dc:date><text:p text:style-name="P24"><text:span text:style-name="T24">do text if not self.getItemSignatures()</text:span></text:p></office:annotation><text:change-start text:change-id="ct50508000"/>self.getItemSignatories(theObjects=True)[1].getDuty()<text:change-end text:change-id="ct50508000"/></text:p>
          </table:table-cell>
          <table:table-cell table:style-name="Tableau2.A1" office:value-type="string">
            <text:p text:style-name="P13"><office:annotation><dc:creator>Gauthier Bastien</dc:creator><dc:date>2013-01-17T14:54:09</dc:date><text:p text:style-name="P24"><text:span text:style-name="T24">do text if self.getItemSignatures()</text:span></text:p></office:annotation><text:change-start text:change-id="ct50598240"/>self.getItemSignatures().split('\n')[2]<text:change-end text:change-id="ct50598240"/></text:p>
            <text:p text:style-name="P13"><office:annotation><dc:creator>Gauthier Bastien</dc:creator><dc:date>2013-01-17T15:13:33</dc:date><text:p text:style-name="P24"><text:span text:style-name="T24">do text if not self.getItemSignatures()</text:span></text:p></office:annotation><text:change-start text:change-id="ct50598016"/>self.getItemSignatories(theObjects=True)[0].getGender()=='m' and 'Le' or 'La'<text:change-end text:change-id="ct50598016"/> <office:annotation><dc:creator>Gauthier Bastien</dc:creator><dc:date>2013-01-17T15:13:33</dc:date><text:p text:style-name="P24"><text:span text:style-name="T24">do text if not self.getItemSignatures()</text:span></text:p></office:annotation><text:change-start text:change-id="ct50020048"/>self.getItemSignatories(theObjects=True)[0].getDuty()<text:change-end text:change-id="ct50020048"/></text:p>
          </table:table-cell>
        </table:table-row>
        <table:table-row>
          <table:table-cell table:style-name="Tableau2.A1" office:value-type="string">
            <text:p text:style-name="P12">(s) <office:annotation><dc:creator>Gauthier Bastien</dc:creator><dc:date>2013-01-17T14:54:09</dc:date><text:p text:style-name="P24"><text:span text:style-name="T25">do text if self.getItemSignatures()</text:span></text:p></office:annotation><text:change-start text:change-id="ct50020752"/>self.getItemSignatures().split('\n')[1]<text:change-end text:change-id="ct50020752"/></text:p>
            <text:p text:style-name="P12"><office:annotation><dc:creator>Gauthier Bastien</dc:creator><dc:date>2013-01-17T15:13:33</dc:date><text:p text:style-name="P24"><text:span text:style-name="T24">do text if not self.getItemSignatures()</text:span></text:p></office:annotation><text:change-start text:change-id="ct50021104"/>self.getItemSignatories(theObjects=True)[1].Title()<text:change-end text:change-id="ct50021104"/></text:p>
          </table:table-cell>
          <table:table-cell table:style-name="Tableau2.A1" office:value-type="string">
            <text:p text:style-name="P13">(s) <office:annotation><dc:creator>Gauthier Bastien</dc:creator><dc:date>2013-01-17T14:54:09</dc:date><text:p text:style-name="P24"><text:span text:style-name="T25">do text if self.getItemSignatures()</text:span></text:p></office:annotation><text:change-start text:change-id="ct50021456"/>self.getItemSignatures().split('\n')[3]<text:change-end text:change-id="ct50021456"/></text:p>
            <text:p text:style-name="P13"><office:annotation><dc:creator>Gauthier Bastien</dc:creator><dc:date>2013-01-17T15:13:33</dc:date><text:p text:style-name="P24"><text:span text:style-name="T24">do text if not self.getItemSignatures()</text:span></text:p></office:annotation><text:change-start text:change-id="ct50021808"/>self.getItemSignatories(theObjects=True)[0].Title()<text:change-end text:change-id="ct50021808"/></text:p>
          </table:table-cell>
        </table:table-row>
        <table:table-row>
          <table:table-cell table:style-name="Tableau2.A1" table:number-columns-spanned="2" office:value-type="string">
            <text:p text:style-name="P3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14"><text:text-input text:description="">self.adapted().getCertifiedSignatures()[0]</text:text-input></text:p>
          </table:table-cell>
          <table:table-cell table:style-name="Tableau2.A1" office:value-type="string">
            <text:p text:style-name="P15"><text:text-input text:description="">self.adapted().getCertifiedSignatures()[2]</text:text-input></text:p>
          </table:table-cell>
        </table:table-row>
        <table:table-row>
          <table:table-cell table:style-name="Tableau2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au2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Tableau2.A1" office:value-type="string">
            <text:p text:style-name="P16"><text:text-input text:description="">self.adapted().getCertifiedSignatures()[1]</text:text-input></text:p>
          </table:table-cell>
          <table:table-cell table:style-name="Tableau2.A1" office:value-type="string">
            <text:p text:style-name="P15"><text:text-input text:description="">self.adapted().getCertifiedSignatures()[3]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2" svg:font-family="'Times New Roman'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Liberation Sans" fo:font-family="'Liberation Sans'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  <style:text-properties style:font-name="Liberation Sans" fo:font-family="'Liberation Sans'" style:font-style-name="Normal" style:font-family-generic="swiss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81</meta:editing-cycles>
    <meta:editing-duration>PT3H31M16S</meta:editing-duration>
    <meta:initial-creator>Gauthier Bastien</meta:initial-creator>
    <dc:date>2018-05-30T16:31:09.191898289</dc:date>
    <meta:document-statistic meta:table-count="1" meta:image-count="0" meta:object-count="0" meta:page-count="2" meta:paragraph-count="37" meta:word-count="193" meta:character-count="1903" meta:non-whitespace-character-count="1772"/>
    <meta:user-defined meta:name="Info 1"/>
    <meta:user-defined meta:name="Info 2"/>
    <meta:user-defined meta:name="Info 3"/>
    <meta:user-defined meta:name="Info 4"/>
  </office:meta>
</office:document-meta>
</file>